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13B46A8AF0B.png" manifest:media-type="image/png"/>
  <manifest:file-entry manifest:full-path="Pictures/100000010000027B000002476492D0BE.png" manifest:media-type="image/png"/>
  <manifest:file-entry manifest:full-path="Pictures/100000010000021B0000025F44E7D7AD.png" manifest:media-type="image/png"/>
  <manifest:file-entry manifest:full-path="Pictures/10000001000002650000025B0E2746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47e7" officeooo:paragraph-rsid="000547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n1" text:anchor-type="char" svg:width="16.803cm" svg:height="15.427cm" draw:z-index="0"><draw:image xlink:href="Pictures/100000010000027B000002476492D0BE.png" xlink:type="simple" xlink:show="embed" xlink:actuate="onLoad" draw:mime-type="image/png"/></draw:frame></text:p>
      <text:p text:style-name="P1"><draw:frame draw:style-name="fr1" draw:name="Imagen2" text:anchor-type="char" svg:width="16.221cm" svg:height="15.956cm" draw:z-index="1"><draw:image xlink:href="Pictures/10000001000002650000025B0E27460D.png" xlink:type="simple" xlink:show="embed" xlink:actuate="onLoad" draw:mime-type="image/png"/></draw:frame><text:soft-page-break/></text:p>
      <text:p text:style-name="P1"><draw:frame draw:style-name="fr2" draw:name="Imagen3" text:anchor-type="char" svg:x="2.163cm" svg:y="0.143cm" svg:width="12.411cm" svg:height="8.334cm" draw:z-index="2"><draw:image xlink:href="Pictures/10000001000001D50000013B46A8AF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4" text:anchor-type="char" svg:width="14.263cm" svg:height="16.062cm" draw:z-index="3"><draw:image xlink:href="Pictures/100000010000021B0000025F44E7D7A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20:05:13.139031100</meta:creation-date>
    <dc:date>2025-10-06T20:08:32.088081700</dc:date>
    <meta:editing-duration>PT3M19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